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247" table:default-cell-style-name="ce3"/>
        <table:table-column table:style-name="co10" table:number-columns-repeated="768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3"/>
          <table:table-cell table:style-name="ce15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5" office:value-type="string">
            <text:p>OBS.:</text:p>
          </table:table-cell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3-25">
            <text:p>25/03/2011</text:p>
          </table:table-cell>
          <table:table-cell table:style-name="ce7" office:value-type="string">
            <text:p>Decl. RAIS 2011</text:p>
          </table:table-cell>
          <table:table-cell table:style-name="ce10" office:value-type="float" office:value="30">
            <text:p>3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]-[.F2]" office:value-type="float" office:value="30">
            <text:p>30,00</text:p>
          </table:table-cell>
          <table:table-cell table:style-name="ce20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3-28">
            <text:p>28/03/2011</text:p>
          </table:table-cell>
          <table:table-cell table:style-name="ce7" office:value-type="string">
            <text:p>Decl. DIRF 2011</text:p>
          </table:table-cell>
          <table:table-cell table:style-name="ce10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3]-[.F3]" office:value-type="float" office:value="50">
            <text:p>50,00</text:p>
          </table:table-cell>
          <table:table-cell table:style-name="ce20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4-15">
            <text:p>15/04/2011</text:p>
          </table:table-cell>
          <table:table-cell table:style-name="ce7" office:value-type="string">
            <text:p>DASN 2011</text:p>
          </table:table-cell>
          <table:table-cell table:style-name="ce10" office:value-type="float" office:value="30">
            <text:p>3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4]-[.F4]" office:value-type="float" office:value="30">
            <text:p>30,00</text:p>
          </table:table-cell>
          <table:table-cell table:style-name="ce20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2-28">
            <text:p>28/02/2012</text:p>
          </table:table-cell>
          <table:table-cell table:style-name="ce7" office:value-type="string">
            <text:p>Declaração RAIS / 2012</text:p>
          </table:table-cell>
          <table:table-cell table:style-name="ce10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5]-[.F5]" office:value-type="float" office:value="50">
            <text:p>50,00</text:p>
          </table:table-cell>
          <table:table-cell table:style-name="ce20" office:value-type="string">
            <text:p>Vínculos: 0</text:p>
          </table:table-cell>
          <table:table-cell table:style-name="ce21" table:number-columns-repeated="247"/>
          <table:table-cell table:number-columns-repeated="768"/>
        </table:table-row>
        <table:table-row table:style-name="ro2">
          <table:table-cell table:number-columns-repeated="2"/>
          <table:table-cell table:style-name="ce11" table:number-columns-repeated="4"/>
          <table:table-cell table:style-name="ce18" office:value-type="string">
            <text:p>TOTAL</text:p>
          </table:table-cell>
          <table:table-cell table:style-name="ce9" table:formula="of:=SUM([.H2:.H5])" office:value-type="float" office:value="160">
            <text:p>160,00</text:p>
          </table:table-cell>
          <table:table-cell table:style-name="ce15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4"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- Sra. Karin ligou pedindo para dar baixa.</text:p>
          </table:table-cell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- Só que o Gerson precisa vir aqui.</text:p>
          </table:table-cell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3">
          <table:table-cell table:style-name="ce5" office:value-type="string">
            <text:p>- Pedimos os talões (150 últimas notas usadas e todos os talões em branco).</text:p>
          </table:table-cell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3" table:number-rows-repeated="2">
          <table:table-cell table:style-name="ce5"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3" table:number-rows-repeated="31989">
          <table:table-cell table:style-name="ce4"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1" table:number-columns-repeated="247"/>
          <table:table-cell table:number-columns-repeated="768"/>
        </table:table-row>
        <table:table-row table:style-name="ro3" table:number-rows-repeated="1016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number:number-style style:name="N141P0" style:volatile="true">
      <number:number number:decimal-places="0" number:min-integer-digits="1" number:grouping="true"/>
      <number:text> DM"</number:text>
    </number:number-style>
    <number:number-style style:name="N141">
      <number:text>-</number:text>
      <number:number number:decimal-places="0" number:min-integer-digits="1" number:grouping="true"/>
      <number:text> DM"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"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DM"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DM"</number:text>
    </number:number-style>
    <number:number-style style:name="N144">
      <number:text>-</number:text>
      <number:number number:decimal-places="2" number:min-integer-digits="1" number:grouping="true"/>
      <number:text> DM"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DM"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DM"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DM"</number:text>
    </number:number-style>
    <number:number-style style:name="N147P1" style:volatile="true">
      <number:text>-</number:text>
      <number:number number:decimal-places="0" number:min-integer-digits="1" number:grouping="true"/>
      <number:text> DM"</number:text>
    </number:number-style>
    <number:number-style style:name="N147">
      <number:text>- DM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integer-digits="1" number:grouping="true"/>
      <number:text> DM"</number:text>
    </number:number-style>
    <number:number-style style:name="N151P1" style:volatile="true">
      <number:text>-</number:text>
      <number:number number:decimal-places="2" number:min-integer-digits="1" number:grouping="true"/>
      <number:text> DM"</number:text>
    </number:number-style>
    <number:number-style style:name="N151">
      <number:text>-</number:text>
      <number:number number:decimal-places="0" number:min-integer-digits="0"/>
      <number:text> DM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">
      <number:text>-</number:text>
      <number:number number: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percentage-style style:name="N15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color="#000000" style:text-outline="false" style:text-line-through-style="none" style:text-position="0% 100%" style:font-name="Arial2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5-24">00/00/0000</text:date></text:span><text:span text:style-name="MT2"> - </text:span><text:span text:style-name="MT2"><text:time style:data-style-name="N2" text:time-value="0000-00-00T14:58:06">00:00:00</text:time></text:span><text:span text:style-name="MT2"> </text:span></text:p>
        </style:region-center>
        <style:region-right>
          <text:p><text:span text:style-name="MT3">Karin Ingrid Stocking Korzen</text:span></text:p>
          <text:p><text:span text:style-name="MT4">Fone Gerson: (11) 3825-2672, 3248-2204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4:58: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Carlos Augusto Marcicano</meta:initial-creator>
    <meta:creation-date>2000-10-16T13:34:44</meta:creation-date>
    <dc:date>2012-05-02T13:57:16</dc:date>
    <meta:print-date>2010-07-27T17:58:34</meta:print-date>
    <dc:language>pt-PT</dc:language>
    <meta:editing-cycles>179</meta:editing-cycles>
    <meta:editing-duration>PT3H12S</meta:editing-duration>
    <dc:creator>Guto </dc:creator>
    <meta:printed-by>Guto Marcicano</meta:printed-by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